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2" draw:name="Grafik2" text:anchor-type="paragraph" svg:width="10.088cm" svg:height="3.459cm" draw:z-index="2"><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Filemanager</text:p>
      <text:p text:style-name="P3">Stand: 16.04.2010</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Filemanager<text:tab/>3</text:p>
          <text:p text:style-name="P5">Settings<text:tab/>3</text:p>
        </text:index-body>
      </text:table-of-content>
      <text:p text:style-name="Text_20_body"><text:span text:style-name="Standardtext"><text:span text:style-name="T1"/></text:span></text:p>
      <text:h text:style-name="Heading_20_1" text:outline-level="1"><text:span text:style-name="Standardtext"><text:span text:style-name="T1">Filemanager</text:span></text:span></text:h>
      <text:p text:style-name="Text_20_body"><text:span text:style-name="Standardtext">Der Filemanager dient zur Dateiverwaltung im System, bspw. für den Upload von Bildern in die Bildergalerie.</text:span></text:p>
      <text:p text:style-name="Text_20_body"><text:span text:style-name="Standardtext">Hierfür werden verschiedenen Repositories angelegt und mit verschiedenen Parametern wie einem Upload- oder einem Ansichtsfilter angelegt. Sollen z.B. im Repository „Pics“ nur jpg- und gif-Dateien als Upload erlaubt sein, so wäre als Upload-Filter „.gif,.jpg“ zu setzten. </text:span></text:p>
      <text:p text:style-name="Text_20_body"><text:span text:style-name="Standardtext"><text:span text:style-name="T2">Das Modul Filemanager hat logischerweise keine Portalausgabe. Installiert wird der Filemanager über das Modul System, es ist als bei einer Standardinstallation automatisch mit dabei.</text:span></text:span></text:p>
      <text:p text:style-name="Text_20_body"><text:span text:style-name="Standardtext"><text:span text:style-name="T2">Zusätzlich bietet der Filemanager für Bilder rudimentäre Bildbearbeitungsfunktionen an. So können Bilder zugeschnitten und gedreht werden. Da die Bilder an verschiedenen Stellen im System verwendet werden können (Seitenelemente, Bildergalerien) sollte ein Bearbeiten von Bildern gut überlegt werden.</text:span></text:span></text:p>
      <text:h text:style-name="Heading_20_2" text:outline-level="2"><text:span text:style-name="Standardtext"><text:span text:style-name="T1">Settings</text:span></text:span></text:h>
      <text:p text:style-name="Text_20_body"><text:span text:style-name="Standardtext"><text:span text:style-name="T2">Mit der Einstellung „Größe anzeigen“ <text:s/>wird festgelegt, ob die Größe von Ordnern rekursiv berechnet werden soll, oder nicht. Bei tiefen Verzeichnisstrukturen kann dies zu Performanceeinbußen führen und kann deshalb hier deaktiviert werden.</text:span></text:span></text:p>
      <text:p text:style-name="Text_20_body"><text:span text:style-name="Standardtext"><text:span text:style-name="T2">Um einzustellen, ob systeminterne Repositories in den Listen angezeigt werden sollen oder nicht kann die Einstellung „Verstecke Repositories anzeigen“ verwendet werden. Interne Repositories werden unter Anderem von den Downloads und der Bildergalerie verwendet.</text:span></text:span></text:p>
      <text:p text:style-name="Text_20_body"><text:span text:style-name="Standardtext"><text:span text:style-name="T2">Die Einstellungen „Standard Dateien-Repository“ und „Standard Bilder-Repository“ verweisen auf im Filemanager angelegte Repositories. Diese werden beispielsweise vom WYSIWYG-Editor bei der Auswahl von Bildern und Dateien verwendet. Ist kein Wert angegeben werden alle verfügbare Repositories angeboten.</text:span></text:span></text:p>
      <text:h text:style-name="Heading_20_3" text:outline-level="3"><text:span text:style-name="Standardtext"><text:span text:style-name="T1"/></text:span></text:h>
      <text:h text:style-name="Heading_20_2" text:outline-level="2"><text:span text:style-name="Standard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1"><draw:image xlink:href="Pictures/2000008B00005C3700001F9FF6B393F5.svm" xlink:type="simple" xlink:show="embed" xlink:actuate="onLoad"/></draw:frame><text:subject/>Kajona V3 | <text:chapter text:display="number-and-name" text:outline-level="2">Filemanager</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7:25</dc:date>
    <meta:printed-by>Stefan Idler</meta:printed-by>
    <meta:print-date>2008-07-15T22:05:31</meta:print-date>
    <meta:editing-cycles>334</meta:editing-cycles>
    <meta:editing-duration>PT13H38M46S</meta:editing-duration>
    <meta:document-statistic meta:table-count="0" meta:image-count="2" meta:object-count="0" meta:page-count="3" meta:paragraph-count="18" meta:word-count="243" meta:character-count="1842"/>
    <meta:user-defined meta:name="Info 1"/>
    <meta:user-defined meta:name="Info 2"/>
    <meta:user-defined meta:name="Info 3"/>
    <meta:user-defined meta:name="Info 4"/>
  </office:meta>
</office:document-meta>
</file>